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4617b" draw:stroke-linejoin="miter" svg:stroke-linecap="butt" draw:fill="none" fo:padding-top="0.008cm" fo:padding-bottom="0.008cm" fo:padding-left="0.008cm" fo:padding-right="0.008cm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ccecf8" loext:decorative="false"/>
    </style:style>
    <style:style style:name="gr5" style:family="graphic" style:parent-style-name="standard">
      <style:graphic-properties draw:stroke="solid" svg:stroke-width="0.105cm" svg:stroke-color="#000000" draw:stroke-linejoin="miter" svg:stroke-linecap="butt" draw:fill="none" fo:padding-top="0.052cm" fo:padding-bottom="0.052cm" fo:padding-left="0.052cm" fo:padding-right="0.052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32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3cm" svg:stroke-color="#009dd9" draw:stroke-linejoin="round" svg:stroke-linecap="butt" draw:fill="solid" draw:fill-color="#99d8f0" fo:padding-top="0.015cm" fo:padding-bottom="0.015cm" fo:padding-left="0.015cm" fo:padding-right="0.015cm" loext:decorative="false"/>
    </style:style>
    <style:style style:name="gr8" style:family="graphic" style:parent-style-name="standard">
      <style:graphic-properties draw:stroke="none" draw:fill="solid" draw:fill-color="#4d4d4d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1cm" fo:min-width="0.49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6pt" style:font-size-asian="6pt" style:font-size-complex="6pt"/>
    </style:style>
    <style:style style:name="P4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5" style:family="paragraph">
      <loext:graphic-properties draw:fill="solid" draw:fill-color="#ccecf8"/>
    </style:style>
    <style:style style:name="P6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7" style:family="paragraph">
      <loext:graphic-properties draw:fill="solid" draw:fill-color="#99d8f0"/>
    </style:style>
    <style:style style:name="P8" style:family="paragraph">
      <loext:graphic-properties draw:fill="solid" draw:fill-color="#4d4d4d"/>
    </style:style>
    <style:style style:name="P9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T1" style:family="text">
      <style:text-properties fo:color="#000000" loext:opacity="100%"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T2" style:family="text">
      <style:text-properties fo:color="#000000" loext:opacity="100%" style:font-name="Arial" fo:font-size="7.90000009536743pt" fo:font-weight="normal" style:font-name-asian="Arial" style:font-size-asian="7.90000009536743pt" style:font-weight-asian="normal" style:font-name-complex="Arial" style:font-size-complex="7.90000009536743pt" style:font-weight-complex="normal"/>
    </style:style>
    <style:style style:name="T3" style:family="text">
      <style:text-properties fo:color="#000000" loext:opacity="100%" style:font-name="Arial" fo:font-size="9.10000038146973pt" fo:font-weight="normal" style:font-name-asian="Arial" style:font-size-asian="9.10000038146973pt" style:font-weight-asian="normal" style:font-name-complex="Arial" style:font-size-complex="9.10000038146973pt" style:font-weight-complex="normal"/>
    </style:style>
    <style:style style:name="T4" style:family="text">
      <style:text-properties fo:color="#4d4d4d" loext:opacity="100%" style:font-name="Arial" fo:font-size="13.8999996185303pt" fo:font-weight="bold" style:font-name-asian="Arial" style:font-size-asian="13.8999996185303pt" style:font-weight-asian="bold" style:font-name-complex="Arial" style:font-size-complex="13.8999996185303pt" style:font-weight-complex="bold"/>
    </style:style>
    <style:style style:name="T5" style:family="text">
      <style:text-properties fo:color="#4d4d4d" loext:opacity="100%" style:font-name="Arial" fo:font-size="13.8999996185303pt" fo:font-weight="normal" style:font-name-asian="Arial" style:font-size-asian="13.8999996185303pt" style:font-weight-asian="normal" style:font-name-complex="Arial" style:font-size-complex="13.899999618530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9.686cm" svg:y1="25.702cm" svg:x2="1.905cm" svg:y2="25.702cm">
          <text:p/>
        </draw:line>
        <draw:line draw:style-name="gr1" draw:text-style-name="P1" draw:layer="layout" svg:x1="1.905cm" svg:y1="26.286cm" svg:x2="19.686cm" svg:y2="26.286cm">
          <text:p/>
        </draw:line>
        <draw:frame draw:style-name="gr2" draw:text-style-name="P3" draw:layer="layout" svg:width="0.211cm" svg:height="0.239cm" svg:x="2.16cm" svg:y="25.894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0.566cm" svg:height="0.314cm" svg:x="2.219cm" svg:y="25.833cm">
          <draw:text-box>
            <text:p text:style-name="P2"><text:span text:style-name="T2">410-961-9033 <text:s text:c="5"/>spiritpoint@sprintmail.com <text:s text:c="5"/>www.acupunctureinnorthgeorgia.com</text:span></text:p>
          </draw:text-box>
        </draw:frame>
        <draw:polygon draw:style-name="gr4" draw:text-style-name="P5" draw:layer="layout" svg:width="17.78cm" svg:height="0.584cm" svg:x="1.763cm" svg:y="1.968cm" svg:viewBox="0 0 17781 585" draw:points="0,0 17781,0 17781,585 0,585">
          <text:p/>
        </draw:polygon>
        <draw:line draw:style-name="gr5" draw:text-style-name="P1" draw:layer="layout" svg:x1="19.543cm" svg:y1="1.968cm" svg:x2="1.763cm" svg:y2="1.968cm">
          <text:p/>
        </draw:line>
        <draw:line draw:style-name="gr1" draw:text-style-name="P1" draw:layer="layout" svg:x1="1.763cm" svg:y1="2.552cm" svg:x2="19.543cm" svg:y2="2.552cm">
          <text:p/>
        </draw:line>
        <draw:frame draw:style-name="gr6" draw:text-style-name="P6" draw:layer="layout" svg:width="0.321cm" svg:height="0.361cm" svg:x="12.891cm" svg:y="25.795cm">
          <draw:text-box>
            <text:p text:style-name="P2"><text:span text:style-name="T3"><text:s/></text:span></text:p>
          </draw:text-box>
        </draw:frame>
        <draw:polygon draw:style-name="gr4" draw:text-style-name="P5" draw:layer="layout" svg:width="17.78cm" svg:height="0.751cm" svg:x="1.763cm" svg:y="1.166cm" svg:viewBox="0 0 17781 752" draw:points="0,0 17781,0 17781,752 0,752">
          <text:p/>
        </draw:polygon>
        <draw:path draw:style-name="gr7" draw:text-style-name="P7" draw:layer="layout" svg:width="15.842cm" svg:height="0.376cm" svg:x="2.015cm" svg:y="1.452cm" svg:viewBox="0 0 15843 377" svg:d="M13830 251h58v42c0 17-1 30-4 40-3 9-8 18-16 26-9 8-19 14-31 18l-11-24c11-4 19-9 24-16 6-7 8-16 8-27h-28zM13722 251h58v59h-58zM13027 251h58v59h-58zM12569 251h58v42c0 17-2 30-5 40-3 9-8 18-16 26s-18 14-31 18l-11-24c12-4 20-9 25-16s7-16 8-27h-28zM15060 76l-41 113h83zM13257 76l-41 113h83zM10124 76l-41 113h83zM9235 76l-41 113h83zM7118 76l-41 113h83zM149 76l-41 113h83zM8610 57v201h46c17 0 29 0 37-2 10-3 18-7 24-13 7-7 12-17 16-30 4-14 7-32 7-56 0-23-3-41-7-54-4-12-10-22-17-29s-17-12-29-14c-8-2-25-3-50-3zM6350 57v77h45c29 0 48-1 55-4 7-2 13-7 17-13s6-13 6-23-2-18-8-24c-5-7-13-10-23-12-5-1-20-1-45-1zM4486 57v77h45c30 0 48-1 55-4 7-2 13-7 17-13 5-6 7-13 7-23s-3-18-8-24c-6-7-14-10-24-12-5-1-19-1-44-1zM2691 57v77h45c30 0 48-1 55-4 8-2 13-7 17-13 5-6 7-13 7-23s-3-18-8-24c-6-7-14-10-24-12-5-1-19-1-44-1zM972 57v86h34c24 0 40-2 48-5s14-8 19-15 7-14 7-23c0-12-3-20-10-28-6-7-14-11-24-13-8-2-22-2-44-2zM15364 53c-25 0-46 8-61 26-16 17-23 43-23 78 0 34 7 60 23 78s36 27 61 27c24 0 44-8 60-27 16-17 23-44 23-79s-7-61-23-78c-15-17-35-25-60-25zM6101 53c-25 0-45 8-61 26-15 17-23 43-23 78 0 34 8 60 24 78s36 27 60 27c25 0 45-8 60-27 16-17 24-44 24-79s-8-61-23-78-35-25-61-25zM4237 53c-25 0-45 8-60 26-16 17-23 43-23 78 0 34 7 60 23 78s36 27 60 27c25 0 45-8 61-27 15-17 23-44 23-79s-8-61-23-78-35-25-61-25zM12775 8h61v250h153v52h-214zM15550 6h92l54 206 55-206h92v304h-57v-240l-60 240h-59l-60-240v240h-57zM15029 6h64l121 304h-66l-27-69h-121l-25 69h-65zM14053 6h59l124 202v-202h57v304h-61l-122-199v199h-57zM13225 6h65l121 304h-67l-26-69h-121l-25 69h-65zM12295 6h240v51h-89v253h-61v-253h-90zM12041 6h240v51h-89v253h-61v-253h-90zM11800 6h225v51h-164v67h152v51h-152v83h170v52h-231zM11504 6h60l124 202v-202h57v304h-61l-123-199v199h-57zM11208 6h60l123 202v-202h58v304h-62l-122-199v199h-57zM10936 6h225v51h-163v67h152v51h-152v83h169v52h-231zM10652 6h241v51h-90v253h-61v-253h-90zM10092 6h65l121 304h-66l-27-69h-121l-25 69h-65zM9701 6h60l123 202v-202h57v304h-61l-122-199v199h-57zM9405 6h59l124 202v-202h57v304h-61l-123-199v199h-56zM9203 6h65l121 304h-66l-27-69h-121l-25 69h-65zM8845 6h225v51h-164v67h152v51h-152v83h170v52h-231zM8549 6h112c25 0 44 2 57 5 18 5 33 15 46 28s22 30 29 49c6 20 10 43 10 72 0 25-3 46-10 65-7 22-18 40-32 54-11 10-25 18-43 24-14 4-32 7-54 7h-115zM8151 6h61v119h120v-119h62v304h-62v-134h-120v134h-61zM7867 6h240v51h-89v253h-61v-253h-90zM7785 6h61v304h-61zM7368 6h63l45 208 56-208h72l54 211 46-211h62l-74 304h-65l-60-228-60 228h-67zM7087 6h64l122 304h-67l-26-69h-121l-25 69h-65zM6896 6h61v304h-61zM6288 6h129c33 0 56 2 71 8 15 5 26 15 35 29s13 30 13 48c0 22-6 41-20 56-13 15-33 24-60 28 13 8 24 16 33 25s20 26 35 50l37 60h-73l-45-66c-15-25-26-40-32-46-5-6-12-10-18-13-7-2-17-3-31-3h-12v128h-62zM5694 6h226v51h-164v67h153v51h-153v83h170v52h-232zM4975 6h61v119h120v-119h62v304h-62v-134h-120v134h-61zM4691 6h240v51h-89v253h-61v-253h-90zM4425 6h129c32 0 55 2 70 8 15 5 27 15 35 29 9 14 13 30 13 48 0 22-6 41-19 56-14 15-34 24-60 28 13 8 24 16 33 25 8 9 20 26 34 50l37 60h-73l-44-66c-16-25-27-40-32-46-6-6-12-10-19-13-6-2-17-3-30-3h-13v128h-61zM3816 6h59l124 202v-202h57v304h-61l-123-199v199h-56zM3409 6h60l124 202v-202h57v304h-62l-122-199v199h-57zM3305 6h61v304h-61zM2926 6h225v51h-164v67h152v51h-152v83h170v52h-231zM2630 6h129c32 0 55 2 70 8 15 5 27 15 35 29 9 14 14 30 14 48 0 22-7 41-20 56-14 15-34 24-60 28 13 8 24 16 33 25 8 9 20 26 34 50l37 60h-73l-44-66c-16-25-27-40-32-46-6-6-12-10-19-13-6-2-17-3-30-3h-13v128h-61zM2333 6h61v164c0 26 1 43 2 50 3 13 9 24 19 31 10 8 23 11 41 11 17 0 30-3 39-10s14-17 16-27c1-11 2-28 2-52v-167h61v159c0 36-1 62-4 78-4 15-10 27-19 38-9 10-21 18-35 25-15 6-35 9-59 9-29 0-50-4-66-10-14-7-26-16-35-26-9-11-14-22-17-34-4-18-6-44-6-78zM2049 6h241v51h-90v253h-61v-253h-90zM1479 6h59l124 202v-202h57v304h-61l-122-199v199h-57zM1181 6h62v164c0 26 0 43 2 50 3 13 9 24 19 31 9 8 23 11 40 11s30-3 39-10 14-17 16-27c2-11 3-28 3-52v-167h61v159c0 36-2 62-5 78-3 15-9 27-18 38-9 10-21 18-36 25-15 6-34 9-58 9-29 0-51-4-66-10-15-7-27-16-35-26-9-11-15-22-18-34-4-18-6-44-6-78zM911 6h98c37 0 62 1 73 4 17 5 32 15 43 30 12 15 18 35 18 59 0 18-3 34-10 47-7 12-15 22-26 30-10 7-21 12-32 14-14 3-35 4-63 4h-40v116h-61zM614 6h61v164c0 26 1 43 3 50 2 13 8 24 18 31 10 8 24 11 41 11s30-3 39-10 14-17 16-27c2-11 3-28 3-52v-167h61v159c0 36-2 62-5 78-3 15-10 27-18 38-9 10-21 18-36 25-15 6-34 9-58 9-29 0-51-4-66-10-15-7-27-16-36-26-8-11-14-22-17-34-4-18-6-44-6-78zM118 6h64l122 304h-67l-26-69h-122l-25 69h-64zM15363 0c45 0 80 14 107 42s40 66 40 116c0 48-13 88-39 115-27 28-63 42-107 42-45 0-81-14-108-41-26-28-39-67-39-115 0-31 4-57 13-78 7-15 17-29 29-41 12-13 25-22 39-28 19-8 41-12 65-12zM14776 0c37 0 67 11 90 33 14 13 24 32 31 56l-60 15c-4-16-11-29-23-38-11-9-25-13-41-13-23 0-41 8-55 24s-21 42-21 78c0 39 7 66 21 82 14 17 32 25 54 25 16 0 30-5 41-15 12-11 20-28 26-50l59 19c-9 34-24 59-45 75s-48 24-81 24c-40 0-73-14-99-41-26-28-39-67-39-114 0-51 13-90 39-118s61-42 103-42zM14480 0c37 0 67 11 90 33 14 13 24 32 31 56l-61 15c-3-16-11-29-22-38-12-9-25-13-42-13-22 0-40 8-54 24s-21 42-21 78c0 39 7 66 20 82 14 17 32 25 54 25 17 0 30-5 42-15 12-11 20-28 25-50l60 19c-9 34-25 59-46 75s-48 24-80 24c-40 0-74-14-99-41-26-28-39-67-39-114 0-51 13-90 39-118s60-42 103-42zM13557 0c37 0 67 11 90 33 14 13 24 32 31 56l-61 15c-3-16-11-29-22-38s-25-13-41-13c-23 0-41 8-55 24s-21 42-21 78c0 39 7 66 21 82 13 17 31 25 54 25 16 0 30-5 41-15 12-11 20-28 26-50l59 19c-9 34-25 59-46 75s-48 24-80 24c-40 0-74-14-99-41-26-28-39-67-39-114 0-51 13-90 39-118s60-42 103-42zM10509 0c38 0 67 9 86 25 19 17 29 39 30 67l-61 3c-3-16-8-27-17-34-8-6-21-10-39-10-17 0-31 4-41 11-7 5-10 11-10 19 0 7 3 13 9 18 8 7 27 13 56 20 30 8 52 15 66 22 15 8 26 18 34 31s12 29 12 48c0 18-5 35-14 50-10 15-24 27-41 34-18 7-40 11-66 11-39 0-68-9-89-27-20-17-32-43-37-78l60-6c4 20 11 35 22 45 11 9 26 14 44 14 20 0 35-4 45-12s15-19 15-31c0-7-3-13-6-18-5-5-12-9-23-13-7-2-23-7-49-13-32-8-55-18-68-30-19-17-29-37-29-61 0-16 5-30 14-43 8-14 21-24 37-31 17-7 37-11 60-11zM6716 0c38 0 67 8 88 24s35 38 41 65l-61 12c-4-15-12-27-24-35-11-9-26-13-44-13-27 0-48 8-64 25-15 17-23 42-23 76 0 36 8 62 24 80 15 19 37 28 62 28 13 0 26-2 39-7s24-11 33-19v-39h-70v-51h132v122c-13 12-31 23-56 33-24 9-49 14-74 14-31 0-59-7-83-20-23-14-41-32-53-58-12-25-18-52-18-81 0-32 7-59 21-84 13-24 32-44 57-57 20-9 44-15 73-15zM6101 0c44 0 80 14 107 42s40 66 40 116c0 48-13 88-40 115-26 28-62 42-106 42-46 0-81-14-108-41-27-28-40-67-40-115 0-31 5-57 14-78 7-15 16-29 28-41 12-13 25-22 39-28 19-8 41-12 66-12zM5513 0c38 0 67 8 88 24s35 38 41 65l-61 12c-4-15-12-27-24-35-12-9-27-13-44-13-27 0-48 8-64 25s-24 42-24 76c0 36 8 62 24 80 16 19 37 28 63 28 13 0 26-2 39-7s24-11 33-19v-39h-70v-51h132v122c-13 12-32 23-56 33-24 9-49 14-74 14-31 0-59-7-83-20-23-14-41-32-53-58-12-25-18-52-18-81 0-32 7-59 20-84 13-24 33-44 58-57 20-9 44-15 73-15zM4237 0c45 0 80 14 107 42s40 66 40 116c0 48-13 88-40 115-26 28-62 42-106 42-45 0-81-14-108-41-26-28-40-67-40-115 0-31 5-57 14-78 7-15 17-29 28-41 12-13 25-22 40-28 19-8 40-12 65-12zM1906 0c37 0 67 11 90 33 14 13 24 32 31 56l-61 15c-3-16-11-29-22-38-12-9-25-13-42-13-22 0-40 8-54 24s-21 42-21 78c0 39 7 66 20 82 14 17 32 25 54 25 17 0 30-5 42-15 12-11 20-28 25-50l60 19c-9 34-25 59-46 75s-48 24-80 24c-40 0-74-14-99-41-26-28-39-67-39-114 0-51 13-90 39-118s60-42 103-42zM449 0c37 0 67 11 91 33 13 13 24 32 31 56l-61 15c-4-16-11-29-22-38-12-9-26-13-42-13-22 0-40 8-54 24s-21 42-21 78c0 39 6 66 20 82 14 17 32 25 54 25 16 0 30-5 42-15 12-11 20-28 25-50l59 19c-9 34-24 59-45 75s-48 24-80 24c-41 0-74-14-100-41-26-28-38-67-38-114 0-51 13-90 39-118s60-42 102-42z">
          <text:p/>
        </draw:path>
        <draw:frame draw:style-name="gr3" draw:text-style-name="P4" draw:layer="layout" svg:width="16.136cm" svg:height="0.314cm" svg:x="2.016cm" svg:y="2.119cm">
          <draw:text-box>
            <text:p text:style-name="P2"><text:span text:style-name="T2">9 Russell Drive, Suite 105, Ellijay, Georgia 30560 <text:s text:c="70"/>1650 Tate Rd, Blairsville, GA 30512 </text:span></text:p>
          </draw:text-box>
        </draw:frame>
        <draw:polygon draw:style-name="gr8" draw:text-style-name="P8" draw:layer="layout" svg:width="11.743cm" svg:height="0.051cm" svg:x="5.156cm" svg:y="3.564cm" svg:viewBox="0 0 11744 52" draw:points="0,0 11744,0 11744,52 0,52">
          <text:p/>
        </draw:polygon>
        <draw:frame draw:style-name="gr9" draw:text-style-name="P9" draw:layer="layout" svg:width="11.818cm" svg:height="0.552cm" svg:x="5.159cm" svg:y="3.069cm">
          <draw:text-box>
            <text:p text:style-name="P2"><text:span text:style-name="T4">Financial Responsibilities and Cancellation Policy </text:span></text:p>
          </draw:text-box>
        </draw:frame>
        <draw:frame draw:style-name="gr10" draw:text-style-name="P9" draw:layer="layout" svg:width="18.508cm" svg:height="0.552cm" svg:x="1.635cm" svg:y="4.095cm">
          <draw:text-box>
            <text:p text:style-name="P2"><text:span text:style-name="T5">Payment is expected at each treatment. The first visit which is 1.5 hours includes the </text:span></text:p>
          </draw:text-box>
        </draw:frame>
        <draw:frame draw:style-name="gr10" draw:text-style-name="P9" draw:layer="layout" svg:width="18.236cm" svg:height="0.552cm" svg:x="1.635cm" svg:y="4.764cm">
          <draw:text-box>
            <text:p text:style-name="P2"><text:span text:style-name="T5">consultation, physical exam and first treatment and is $130, follow-up appointments </text:span></text:p>
          </draw:text-box>
        </draw:frame>
        <draw:frame draw:style-name="gr10" draw:text-style-name="P9" draw:layer="layout" svg:width="18.289cm" svg:height="0.552cm" svg:x="1.635cm" svg:y="5.442cm">
          <draw:text-box>
            <text:p text:style-name="P2"><text:span text:style-name="T5">are 1 hour and are $90. I offer a 20% discount to first responders, military, law <text:s text:c="9"/></text:span></text:p>
          </draw:text-box>
        </draw:frame>
        <draw:frame draw:style-name="gr9" draw:text-style-name="P9" draw:layer="layout" svg:width="18.782cm" svg:height="0.552cm" svg:x="1.635cm" svg:y="6.11cm">
          <draw:text-box>
            <text:p text:style-name="P2"><text:span text:style-name="T5">enforcement, and nurses. Please let me know if any of these apply to you on your first </text:span></text:p>
          </draw:text-box>
        </draw:frame>
        <draw:frame draw:style-name="gr10" draw:text-style-name="P9" draw:layer="layout" svg:width="2.978cm" svg:height="0.552cm" svg:x="1.635cm" svg:y="6.78cm">
          <draw:text-box>
            <text:p text:style-name="P2"><text:span text:style-name="T5">appointment. </text:span></text:p>
          </draw:text-box>
        </draw:frame>
        <draw:frame draw:style-name="gr10" draw:text-style-name="P9" draw:layer="layout" svg:width="18.836cm" svg:height="0.552cm" svg:x="1.635cm" svg:y="7.805cm">
          <draw:text-box>
            <text:p text:style-name="P2"><text:span text:style-name="T5">Your health insurance may cover acupuncture, however, it is your responsibility to find </text:span></text:p>
          </draw:text-box>
        </draw:frame>
        <draw:frame draw:style-name="gr10" draw:text-style-name="P9" draw:layer="layout" svg:width="18.453cm" svg:height="0.552cm" svg:x="1.635cm" svg:y="8.482cm">
          <draw:text-box>
            <text:p text:style-name="P2"><text:span text:style-name="T5">this out and to file for reimbursement. I am happy to sign any forms you may need to </text:span></text:p>
          </draw:text-box>
        </draw:frame>
        <draw:frame draw:style-name="gr10" draw:text-style-name="P9" draw:layer="layout" svg:width="6.716cm" svg:height="0.552cm" svg:x="1.635cm" svg:y="9.152cm">
          <draw:text-box>
            <text:p text:style-name="P2"><text:span text:style-name="T5">facilitate your reimbursement. <text:s/></text:span></text:p>
          </draw:text-box>
        </draw:frame>
        <draw:frame draw:style-name="gr10" draw:text-style-name="P9" draw:layer="layout" svg:width="18.755cm" svg:height="0.552cm" svg:x="1.635cm" svg:y="10.176cm">
          <draw:text-box>
            <text:p text:style-name="P2"><text:span text:style-name="T5">Please give me 24 hours notification for cancellation. Non-emergency cancellations of </text:span></text:p>
          </draw:text-box>
        </draw:frame>
        <draw:frame draw:style-name="gr10" draw:text-style-name="P9" draw:layer="layout" svg:width="18.372cm" svg:height="0.552cm" svg:x="1.635cm" svg:y="10.854cm">
          <draw:text-box>
            <text:p text:style-name="P2"><text:span text:style-name="T5">less than 24 hours will be assessed a $50 cancellation fee. The first time this occurs </text:span></text:p>
          </draw:text-box>
        </draw:frame>
        <draw:frame draw:style-name="gr9" draw:text-style-name="P9" draw:layer="layout" svg:width="18.237cm" svg:height="0.552cm" svg:x="1.635cm" svg:y="11.522cm">
          <draw:text-box>
            <text:p text:style-name="P2"><text:span text:style-name="T5">will be a grace period and not charged, and I don’t charge for emergencies. I do <text:s text:c="6"/></text:span></text:p>
          </draw:text-box>
        </draw:frame>
        <draw:frame draw:style-name="gr10" draw:text-style-name="P9" draw:layer="layout" svg:width="18.455cm" svg:height="0.552cm" svg:x="1.635cm" svg:y="12.192cm">
          <draw:text-box>
            <text:p text:style-name="P2"><text:span text:style-name="T5">reserve the right to disagree with what is being called an emergency. <text:s/>In the event of </text:span></text:p>
          </draw:text-box>
        </draw:frame>
        <draw:frame draw:style-name="gr10" draw:text-style-name="P9" draw:layer="layout" svg:width="11.303cm" svg:height="0.552cm" svg:x="1.635cm" svg:y="12.869cm">
          <draw:text-box>
            <text:p text:style-name="P2"><text:span text:style-name="T5">an emergency, please text me as soon as possible. </text:span></text:p>
          </draw:text-box>
        </draw:frame>
        <draw:frame draw:style-name="gr10" draw:text-style-name="P9" draw:layer="layout" svg:width="17.826cm" svg:height="0.552cm" svg:x="1.635cm" svg:y="13.894cm">
          <draw:text-box>
            <text:p text:style-name="P2"><text:span text:style-name="T5">Please fill out this information so that I can charge for the non-emergency <text:s text:c="13"/></text:span></text:p>
          </draw:text-box>
        </draw:frame>
        <draw:frame draw:style-name="gr10" draw:text-style-name="P9" draw:layer="layout" svg:width="18.754cm" svg:height="0.552cm" svg:x="1.635cm" svg:y="14.563cm">
          <draw:text-box>
            <text:p text:style-name="P2"><text:span text:style-name="T5">cancellation. This charge will not occur until 48 hours after the missed appointment so </text:span></text:p>
          </draw:text-box>
        </draw:frame>
        <draw:frame draw:style-name="gr10" draw:text-style-name="P9" draw:layer="layout" svg:width="11.33cm" svg:height="0.552cm" svg:x="1.635cm" svg:y="15.232cm">
          <draw:text-box>
            <text:p text:style-name="P2"><text:span text:style-name="T5">that you have plenty of time to get in touch with me: </text:span></text:p>
          </draw:text-box>
        </draw:frame>
        <draw:frame draw:style-name="gr10" draw:text-style-name="P9" draw:layer="layout" svg:width="17.667cm" svg:height="0.552cm" svg:x="1.635cm" svg:y="15.91cm">
          <draw:text-box>
            <text:p text:style-name="P2"><text:span text:style-name="T5">Credit or Debit card number______________________________________ <text:s text:c="8"/></text:span></text:p>
          </draw:text-box>
        </draw:frame>
        <draw:frame draw:style-name="gr10" draw:text-style-name="P9" draw:layer="layout" svg:width="18.215cm" svg:height="0.552cm" svg:x="1.635cm" svg:y="16.579cm">
          <draw:text-box>
            <text:p text:style-name="P2"><text:span text:style-name="T5">Name on Card_________________________________________________ <text:s text:c="11"/></text:span></text:p>
          </draw:text-box>
        </draw:frame>
        <draw:frame draw:style-name="gr10" draw:text-style-name="P9" draw:layer="layout" svg:width="18.105cm" svg:height="0.552cm" svg:x="1.635cm" svg:y="17.257cm">
          <draw:text-box>
            <text:p text:style-name="P2"><text:span text:style-name="T5">Expiration date____________________CVC_________________________ <text:s text:c="10"/></text:span></text:p>
          </draw:text-box>
        </draw:frame>
        <draw:frame draw:style-name="gr10" draw:text-style-name="P9" draw:layer="layout" svg:width="8.412cm" svg:height="0.552cm" svg:x="1.635cm" svg:y="17.926cm">
          <draw:text-box>
            <text:p text:style-name="P2"><text:span text:style-name="T5">Zip Code_______________________ </text:span></text:p>
          </draw:text-box>
        </draw:frame>
        <draw:frame draw:style-name="gr10" draw:text-style-name="P9" draw:layer="layout" svg:width="18.344cm" svg:height="0.552cm" svg:x="1.635cm" svg:y="18.95cm">
          <draw:text-box>
            <text:p text:style-name="P2"><text:span text:style-name="T5">This information will be kept in your personal and private file, which is kept locked at </text:span></text:p>
          </draw:text-box>
        </draw:frame>
        <draw:frame draw:style-name="gr9" draw:text-style-name="P9" draw:layer="layout" svg:width="12.995cm" svg:height="0.552cm" svg:x="1.635cm" svg:y="19.618cm">
          <draw:text-box>
            <text:p text:style-name="P2"><text:span text:style-name="T5">all times. It will not be given to anyone else for any reason. <text:s/></text:span></text:p>
          </draw:text-box>
        </draw:frame>
        <draw:frame draw:style-name="gr10" draw:text-style-name="P9" draw:layer="layout" svg:width="18.433cm" svg:height="0.552cm" svg:x="1.635cm" svg:y="20.644cm">
          <draw:text-box>
            <text:p text:style-name="P2"><text:span text:style-name="T5">I, _______________________________, have read and agree to the information on </text:span></text:p>
          </draw:text-box>
        </draw:frame>
        <draw:frame draw:style-name="gr10" draw:text-style-name="P9" draw:layer="layout" svg:width="2.158cm" svg:height="0.552cm" svg:x="1.635cm" svg:y="21.322cm">
          <draw:text-box>
            <text:p text:style-name="P2"><text:span text:style-name="T5">this form. </text:span></text:p>
          </draw:text-box>
        </draw:frame>
        <draw:frame draw:style-name="gr9" draw:text-style-name="P9" draw:layer="layout" svg:width="0.491cm" svg:height="0.552cm" svg:x="1.635cm" svg:y="22.345cm">
          <draw:text-box>
            <text:p text:style-name="P2"><text:span text:style-name="T5"><text:s/></text:span></text:p>
          </draw:text-box>
        </draw:frame>
        <draw:frame draw:style-name="gr10" draw:text-style-name="P9" draw:layer="layout" svg:width="19.664cm" svg:height="0.552cm" svg:x="1.635cm" svg:y="23.372cm">
          <draw:text-box>
            <text:p text:style-name="P2"><text:span text:style-name="T5">____________________________________ <text:s text:c="5"/>___________________________ <text:s text:c="11"/></text:span></text:p>
          </draw:text-box>
        </draw:frame>
        <draw:frame draw:style-name="gr10" draw:text-style-name="P9" draw:layer="layout" svg:width="0.49cm" svg:height="0.552cm" svg:x="1.635cm" svg:y="24.04cm">
          <draw:text-box>
            <text:p text:style-name="P2"><text:span text:style-name="T5"><text:s/></text:span></text:p>
          </draw:text-box>
        </draw:frame>
        <draw:frame draw:style-name="gr10" draw:text-style-name="P9" draw:layer="layout" svg:width="0.49cm" svg:height="0.552cm" svg:x="2.905cm" svg:y="24.04cm">
          <draw:text-box>
            <text:p text:style-name="P2"><text:span text:style-name="T5"><text:s/></text:span></text:p>
          </draw:text-box>
        </draw:frame>
        <draw:frame draw:style-name="gr10" draw:text-style-name="P9" draw:layer="layout" svg:width="11.191cm" svg:height="0.552cm" svg:x="4.176cm" svg:y="24.04cm">
          <draw:text-box>
            <text:p text:style-name="P2"><text:span text:style-name="T5">Signature <text:s text:c="57"/>Date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6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object-count="42"/>
    <meta:generator>LibreOffice/26.2.1.2$Linux_X86_64 LibreOffice_project/8399f6259d8c87f40e7255cdb3c9b958f5e08948</meta:generator>
  </office:meta>
</office:document-meta>
</file>